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138cm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5" style:family="table-row">
      <style:table-row-properties style:min-row-height="0.884cm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1.476cm" fo:keep-together="auto"/>
    </style:style>
    <style:style style:name="Tableau3.8" style:family="table-row">
      <style:table-row-properties style:min-row-height="0.806cm" fo:keep-together="auto"/>
    </style:style>
    <style:style style:name="Tableau3.10" style:family="table-row">
      <style:table-row-properties style:min-row-height="0.889cm" fo:keep-together="auto"/>
    </style:style>
    <style:style style:name="Tableau3.11" style:family="table-row">
      <style:table-row-properties style:min-row-height="0.873cm" fo:keep-together="auto"/>
    </style:style>
    <style:style style:name="Tableau3.12" style:family="table-row">
      <style:table-row-properties style:min-row-height="0.926cm" fo:keep-together="auto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fr" fo:country="BE" style:font-size-asian="11pt" style:font-size-complex="11pt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text-transform="uppercase" fo:language="fr" fo:country="BE" fo:font-weight="bold" style:font-weight-asian="bold"/>
    </style:style>
    <style:style style:name="T8" style:family="text">
      <style:text-properties fo:text-transform="uppercase" fo:font-size="11pt" fo:language="fr" fo:country="BE" style:font-size-asian="11pt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text-position="sub 58%" style:font-name="Arial" fo:font-size="10pt" style:font-size-asian="10pt" style:font-name-complex="Arial" style:font-size-complex="10pt"/>
    </style:style>
    <style:style style:name="T11" style:family="text">
      <style:text-properties style:text-position="sub 58%" fo:language="fr" fo:country="BE"/>
    </style:style>
    <style:style style:name="T12" style:family="text">
      <style:text-properties fo:font-size="12pt" fo:language="fr" fo:country="BE" style:font-size-asian="12pt" style:font-size-complex="12pt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8">do text</text:span></text:p><text:p text:style-name="P3"><text:span text:style-name="T18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9.04cm" svg:height="3.097cm" draw:z-index="1"><draw:text-box><text:p text:style-name="Frame_20_contents"><office:annotation><dc:creator>Gauthier Bastien</dc:creator><dc:date>2011-02-16T14:49:10</dc:date><text:p text:style-name="P2"><text:span text:style-name="T17">do text if not len(self.getApplicants()) &gt; 1</text:span></text:p><text:p text:style-name="P2"><text:span text:style-name="T17">from xhtml(</text:span><text:span text:style-name="T16">tool.decorateHTML('UrbanAddress', </text:span><text:span text:style-name="T17">applicantobj.getSignaletic(withaddress=True,linebyline=True)))</text:span></text:p></office:annotation><text:span text:style-name="T1">Titre Nom Prénom<text:line-break/>Adresse ligne1<text:line-break/>Adresse ligne2</text:span></text:p><text:p text:style-name="Frame_20_contents"><text:span text:style-name="T1"><office:annotation><dc:creator>Gauthier Bastien</dc:creator><dc:date>2011-02-17T09:18:17</dc:date><text:p text:style-name="P2"><text:span text:style-name="T17">do text if </text:span><text:span text:style-name="T16">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1"><text:span text:style-name="T1"><office:annotation><dc:creator>Gauthier Bastien</dc:creator><dc:date>2011-02-17T09:18:17</dc:date><text:p text:style-name="P2"><text:span text:style-name="T17">do text if </text:span><text:span text:style-name="T16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ort final PEB</text:p>
      <text:p text:style-name="UrbanBody"/>
      <text:p text:style-name="UrbanBody"><text:span text:style-name="T2"><office:annotation><dc:creator>sde </dc:creator><dc:date>2011-07-27T10:02:17</dc:date><text:p text:style-name="P2"><text:span text:style-name="T15">do title</text:span></text:p><text:p text:style-name="P2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4">do title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13">do title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UrbanBody"><text:span text:style-name="T5">Vérification du nombre d’unité PEB et des </text:span><text:span text:style-name="T5">exigences à respecter.</text:span></text:p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<text:span text:style-name="T12">Remarque :.....................................................................................................................................</text:span><text:span text:style-name="T4"><text:tab/></text:span></text:p>
      <text:p text:style-name="UrbanBody"><text:tab/></text:p>
      <text:p text:style-name="UrbanBody"/>
      <text:p text:style-name="UrbanBody"/>
      <text:p text:style-name="UrbanTitle3"><text:span text:style-name="T7">Déclaration initiale</text:span><text:span text:style-name="T8"> </text:span><text:span text:style-name="T12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UrbanTable"><text:span text:style-name="T9">U</text:span><text:span text:style-name="T10">max</text:span><text:span text:style-name="T9">-R</text:span><text:span text:style-name="T10">min</text:span></text:p>
          </table:table-cell>
          <table:table-cell table:style-name="Tableau1.A1" office:value-type="string">
            <text:p text:style-name="UrbanTable">Niv K</text:p>
          </table:table-cell>
          <table:table-cell table:style-name="Tableau1.A1" office:value-type="string">
            <text:p text:style-name="UrbanTable">Niv Ew</text:p>
          </table:table-cell>
          <table:table-cell table:style-name="Tableau1.A1" office:value-type="string">
            <text:p text:style-name="UrbanTable"><text:span text:style-name="T9">E</text:span><text:span text:style-name="T10">spec</text:span></text:p>
          </table:table-cell>
          <table:table-cell table:style-name="Tableau1.A1" office:value-type="string">
            <text:p text:style-name="UrbanTable">Ventil.</text:p>
          </table:table-cell>
          <table:table-cell table:style-name="Tableau1.F1" office:value-type="string">
            <text:p text:style-name="UrbanTable">Surch.</text:p>
          </table:table-cell>
        </table:table-row>
        <table:table-row table:style-name="Tableau1.2"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F2" office:value-type="string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><text:soft-page-break/></text:p>
      <text:p text:style-name="UrbanBody"/>
      <text:p text:style-name="UrbanBody"><text:span text:style-name="T5">Valeur non justifiée : </text:span><text:span text:style-name="T5">.............................................................................................................................</text:span>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UrbanBody"><text:span text:style-name="T5">Base de données PEB<text:tab/></text:span><text:span text:style-name="T5">Vérification et acceptation le ……………… 20…</text:span></text:p>
      <text:p text:style-name="UrbanBody"/>
      <text:p text:style-name="UrbanBody"/>
      <text:p text:style-name="UrbanTitle3"><text:span text:style-name="T7">Déclaration finale</text:span><text:span text:style-name="T8"> </text:span><text:span text:style-name="T12">(6 mois après la réception)</text:span></text:p>
      <text:p text:style-name="UrbanBody"/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><text:span text:style-name="T5">Le projet ne semble pas respecter les exigences PEB</text:span><text:span text:style-name="T5">. <text:s/>Les <text:s/>points suivants seront à corriger :</text:span>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UrbanBody"><text:span text:style-name="T6">S</text:span><text:span text:style-name="T6">ur les vues en plan et en coupe :</text:span>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1">
          <table:table-cell table:style-name="Tableau2.A1" office:value-type="string">
            <text:p text:style-name="UrbanTable">Système de ventilation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 la dalle de sol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s parois verticales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5">
          <table:table-cell table:style-name="Tableau2.A1" office:value-type="string">
            <text:p text:style-name="UrbanTable"><text:span text:style-name="T5">Isolation des combles ou</text:span><text:span text:style-name="T5"> de la toiture</text:span>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Résolution des ponts thermiques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6">D</text:span><text:span text:style-name="T6">ans les formulaires :</text:span>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>Semble correct</text:p>
          </table:table-cell>
          <table:table-cell table:style-name="Tableau3.A1" office:value-type="string">
            <text:p text:style-name="UrbanTable">Semble incorrect</text:p>
          </table:table-cell>
          <table:table-cell table:style-name="Tableau3.D1" office:value-type="string">
            <text:p text:style-name="UrbanTable">Problème(s) et/ou erreur(s) détecté(s)</text:p>
          </table:table-cell>
        </table:table-row>
        <table:table-row table:style-name="Tableau3.2">
          <table:table-cell table:style-name="Tableau3.A1" office:value-type="string">
            <text:p text:style-name="UrbanTable"><text:span text:style-name="T5">Respect des valeurs U</text:span><text:span text:style-name="T11">max</text:span><text:span text:style-name="T5"> et R</text:span><text:span text:style-name="T11">min </text:span><text:span text:style-name="T5">admissibles des différentes parois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ponts thermiques, le cas échéa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<text:span text:style-name="T5">Niveau d’isolation thermique globale du bâtiment</text:span><text:span text:style-name="T5"> (niveau K)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débits de ventilation et du taux de ventilation du bâtime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8">
          <table:table-cell table:style-name="Tableau3.A1" office:value-type="string">
            <text:p text:style-name="UrbanTable">Débit de fuite à 50 Pa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de chauffage et de production d’EC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0">
          <table:table-cell table:style-name="Tableau3.A1" office:value-type="string">
            <text:p text:style-name="UrbanTable"><text:span text:style-name="T5">Calcul </text:span><text:span text:style-name="T5">du niveau E</text:span><text:span text:style-name="T11">w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1">
          <table:table-cell table:style-name="Tableau3.A1" office:value-type="string">
            <text:p text:style-name="UrbanTable"><text:span text:style-name="T5">Calcul </text:span><text:span text:style-name="T5">de la conso E</text:span><text:span text:style-name="T11">spéc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2">
          <table:table-cell table:style-name="Tableau3.A1" office:value-type="string">
            <text:p text:style-name="UrbanTable"><text:span text:style-name="T5">Indicateur</text:span><text:span text:style-name="T5"> de surchauffe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3z0" style:family="text">
      <style:text-properties style:font-name="Verdana" style:font-name-asian="Times New Roman1" style:font-name-complex="Times New Roman1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03:27</dc:date>
    <dc:creator>Simon Delcourt</dc:creator>
    <meta:editing-duration>PT7H50M45S</meta:editing-duration>
    <meta:editing-cycles>47</meta:editing-cycles>
    <meta:generator>LibreOffice/3.5$Linux_x86 LibreOffice_project/350m1$Build-2</meta:generator>
    <meta:document-statistic meta:table-count="3" meta:image-count="0" meta:object-count="0" meta:page-count="3" meta:paragraph-count="83" meta:word-count="427" meta:character-count="3577" meta:non-whitespace-character-count="3203"/>
  </office:meta>
</office:document-meta>
</file>